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97,571,693,06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77,034,675,515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50,440,149,69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43,919,079,437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60,541,637,32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78,384,332,694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67,122,320,056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52,251,992,029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18,537,551,220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72,389,498,444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79,638,496,278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73,605,968,179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54,788,024,805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22,964,812,046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99,210,392,857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5,643,459,839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9,736,811,435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0,979,923,960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7,860,932,151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5,173,794,497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1,577,430,181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4,952,360,922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8,039,572,22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59:43.247905874</dc:date>
    <meta:editing-duration>PT1H5M46S</meta:editing-duration>
    <meta:editing-cycles>36</meta:editing-cycles>
    <meta:generator>LibreOffice/7.2.6.2$Linux_X86_64 LibreOffice_project/20$Build-2</meta:generator>
    <meta:document-statistic meta:table-count="1" meta:cell-count="48" meta:object-count="0"/>
  </office:meta>
</office:document-meta>
</file>